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F000000DFE5EB59682D68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0.008cm" fo:min-width="1.88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63cm" fo:min-width="2.342cm"/>
    </style:style>
    <style:style style:name="gr3" style:family="graphic" style:parent-style-name="objectwithoutfill">
      <style:graphic-properties svg:stroke-width="0.282cm" svg:stroke-color="#000000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94cm" fo:min-width="5.16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0.009cm" fo:min-width="1.884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47cm" svg:stroke-color="#000000" draw:marker-start-width="0.569cm" draw:marker-end-width="0.569cm" draw:fill="none" draw:textarea-vertical-align="middle" fo:padding-top="0.247cm" fo:padding-bottom="0.247cm" fo:padding-left="0.372cm" fo:padding-right="0.372cm"/>
    </style:style>
    <style:style style:name="gr9" style:family="graphic" style:parent-style-name="objectwithoutfill">
      <style:graphic-properties svg:stroke-width="0.159cm" svg:stroke-color="#000000" draw:marker-start-width="0.436cm" draw:marker-end-width="0.436cm" draw:fill="none" draw:textarea-vertical-align="middle" fo:padding-top="0.202cm" fo:padding-bottom="0.202cm" fo:padding-left="0.327cm" fo:padding-right="0.32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766cm" svg:height="20.516cm" draw:transform="skewX (0.000174532925199366) rotate (-0.785223630472249) translate (55.962cm 10.69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0.2cm" svg:height="10.34cm" svg:x="36.511cm" svg:y="23.416cm">
          <text:p/>
          <draw:enhanced-geometry svg:viewBox="0 0 21600 21600" draw:mirror-horizontal="false" draw:mirror-vertical="false" draw:text-areas="?f4 ?f4 ?f3 ?f3" draw:type="star4" draw:modifiers="6525.43021032505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" draw:text-style-name="P2" draw:layer="layout" svg:x1="42.964cm" svg:y1="27.227cm" svg:x2="50.521cm" svg:y2="6.471cm">
          <text:p/>
        </draw:line>
        <draw:line draw:style-name="gr3" draw:text-style-name="P2" draw:layer="layout" svg:x1="42.964cm" svg:y1="27.034cm" svg:x2="62.979cm" svg:y2="17.701cm">
          <text:p/>
        </draw:line>
        <draw:custom-shape draw:style-name="gr4" draw:text-style-name="P1" draw:layer="layout" svg:width="11.321cm" svg:height="2.686cm" svg:x="57.601cm" svg:y="27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6cm" svg:height="20.517cm" draw:transform="skewX (0.000523598775598367) rotate (-0.785223630472249) translate (56.002cm 28.597cm)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43.004cm" svg:y1="29.946cm" svg:x2="50.561cm" svg:y2="50.702cm">
          <text:p/>
        </draw:line>
        <draw:line draw:style-name="gr3" draw:text-style-name="P2" draw:layer="layout" svg:x1="43.004cm" svg:y1="30.138cm" svg:x2="63.024cm" svg:y2="39.471cm">
          <text:p/>
        </draw:line>
        <draw:custom-shape draw:style-name="gr1" draw:text-style-name="P1" draw:layer="layout" svg:width="4.766cm" svg:height="20.517cm" draw:transform="skewX (0.000523598775598367) rotate (-0.785223630472249) translate (38.396cm 10.697cm)">
          <text:p/>
          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40.258cm" svg:y1="27.227cm" svg:x2="32.701cm" svg:y2="6.471cm">
          <text:p/>
        </draw:line>
        <draw:line draw:style-name="gr3" draw:text-style-name="P2" draw:layer="layout" svg:x1="40.258cm" svg:y1="27.034cm" svg:x2="20.238cm" svg:y2="17.701cm">
          <text:p/>
        </draw:line>
        <draw:custom-shape draw:style-name="gr4" draw:text-style-name="P1" draw:layer="layout" svg:width="11.321cm" svg:height="2.686cm" svg:x="14.297cm" svg:y="27.18cm">
          <text:p/>
          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766cm" svg:height="20.517cm" draw:transform="skewX (0.000523598775598367) rotate (-0.785223630472249) translate (38.394cm 28.597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40.258cm" svg:y1="29.946cm" svg:x2="32.701cm" svg:y2="50.702cm">
          <text:p/>
        </draw:line>
        <draw:line draw:style-name="gr3" draw:text-style-name="P2" draw:layer="layout" svg:x1="40.258cm" svg:y1="30.138cm" svg:x2="20.238cm" svg:y2="39.471cm">
          <text:p/>
        </draw:line>
        <draw:custom-shape draw:style-name="gr4" draw:text-style-name="P1" draw:layer="layout" svg:width="11.321cm" svg:height="2.686cm" draw:transform="rotate (-1.5707963267949) translate (42.961cm 44.575cm)">
          <text:p/>
          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1.321cm" svg:height="2.686cm" draw:transform="rotate (-1.5707963267949) translate (42.961cm 1.273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7" draw:text-style-name="P4" draw:layer="layout" svg:width="22.87cm" svg:height="35.663cm" svg:x="28.931cm" svg:y="22.581cm">
          <draw:image xlink:href="Pictures/100000010000008F000000DFE5EB59682D68BF97.png" xlink:type="simple" xlink:show="embed" xlink:actuate="onLoad" draw:mime-type="image/png">
            <text:p/>
          </draw:image>
        </draw:frame>
        <draw:g>
          <draw:g>
            <draw:line draw:style-name="gr8" draw:text-style-name="P2" draw:layer="layout" svg:x1="27.026cm" svg:y1="2.896cm" svg:x2="27.026cm" svg:y2="15.596cm">
              <text:p/>
            </draw:line>
            <draw:line draw:style-name="gr8" draw:text-style-name="P2" draw:layer="layout" svg:x1="27.025cm" svg:y1="5.436cm" svg:x2="28.406cm" svg:y2="3.236cm">
              <text:p/>
            </draw:line>
            <draw:line draw:style-name="gr8" draw:text-style-name="P2" draw:layer="layout" svg:x1="27.025cm" svg:y1="5.436cm" svg:x2="25.644cm" svg:y2="3.236cm">
              <text:p/>
            </draw:line>
            <draw:line draw:style-name="gr8" draw:text-style-name="P2" draw:layer="layout" svg:x1="27.025cm" svg:y1="13.056cm" svg:x2="25.644cm" svg:y2="15.256cm">
              <text:p/>
            </draw:line>
            <draw:line draw:style-name="gr8" draw:text-style-name="P2" draw:layer="layout" svg:x1="27.025cm" svg:y1="13.056cm" svg:x2="28.406cm" svg:y2="15.256cm">
              <text:p/>
            </draw:line>
          </draw:g>
          <draw:g>
            <draw:line draw:style-name="gr8" draw:text-style-name="P2" draw:layer="layout" svg:x1="21.046cm" svg:y1="6.071cm" svg:x2="33.005cm" svg:y2="12.421cm">
              <text:p/>
            </draw:line>
            <draw:line draw:style-name="gr8" draw:text-style-name="P2" draw:layer="layout" svg:x1="23.438cm" svg:y1="7.342cm" svg:x2="22.057cm" svg:y2="5.142cm">
              <text:p/>
            </draw:line>
            <draw:line draw:style-name="gr8" draw:text-style-name="P2" draw:layer="layout" svg:x1="23.438cm" svg:y1="7.342cm" svg:x2="20.676cm" svg:y2="7.342cm">
              <text:p/>
            </draw:line>
            <draw:line draw:style-name="gr8" draw:text-style-name="P2" draw:layer="layout" svg:x1="30.613cm" svg:y1="11.152cm" svg:x2="31.994cm" svg:y2="13.352cm">
              <text:p/>
            </draw:line>
            <draw:line draw:style-name="gr8" draw:text-style-name="P2" draw:layer="layout" svg:x1="30.613cm" svg:y1="11.152cm" svg:x2="33.375cm" svg:y2="11.152cm">
              <text:p/>
            </draw:line>
          </draw:g>
          <draw:g>
            <draw:line draw:style-name="gr8" draw:text-style-name="P2" draw:layer="layout" svg:x1="21.046cm" svg:y1="12.421cm" svg:x2="33.005cm" svg:y2="6.071cm">
              <text:p/>
            </draw:line>
            <draw:line draw:style-name="gr8" draw:text-style-name="P2" draw:layer="layout" svg:x1="23.439cm" svg:y1="11.152cm" svg:x2="20.677cm" svg:y2="11.152cm">
              <text:p/>
            </draw:line>
            <draw:line draw:style-name="gr8" draw:text-style-name="P2" draw:layer="layout" svg:x1="23.439cm" svg:y1="11.152cm" svg:x2="22.058cm" svg:y2="13.352cm">
              <text:p/>
            </draw:line>
            <draw:line draw:style-name="gr8" draw:text-style-name="P2" draw:layer="layout" svg:x1="30.614cm" svg:y1="7.342cm" svg:x2="33.376cm" svg:y2="7.342cm">
              <text:p/>
            </draw:line>
            <draw:line draw:style-name="gr8" draw:text-style-name="P2" draw:layer="layout" svg:x1="30.614cm" svg:y1="7.342cm" svg:x2="31.995cm" svg:y2="5.142cm">
              <text:p/>
            </draw:line>
          </draw:g>
        </draw:g>
        <draw:g>
          <draw:g>
            <draw:line draw:style-name="gr9" draw:text-style-name="P2" draw:layer="layout" svg:x1="44.806cm" svg:y1="10.516cm" svg:x2="44.806cm" svg:y2="14.326cm">
              <text:p/>
            </draw:line>
            <draw:line draw:style-name="gr9" draw:text-style-name="P2" draw:layer="layout" svg:x1="44.806cm" svg:y1="11.278cm" svg:x2="45.22cm" svg:y2="10.618cm">
              <text:p/>
            </draw:line>
            <draw:line draw:style-name="gr9" draw:text-style-name="P2" draw:layer="layout" svg:x1="44.805cm" svg:y1="11.278cm" svg:x2="44.391cm" svg:y2="10.618cm">
              <text:p/>
            </draw:line>
            <draw:line draw:style-name="gr9" draw:text-style-name="P2" draw:layer="layout" svg:x1="44.805cm" svg:y1="13.564cm" svg:x2="44.391cm" svg:y2="14.224cm">
              <text:p/>
            </draw:line>
            <draw:line draw:style-name="gr9" draw:text-style-name="P2" draw:layer="layout" svg:x1="44.806cm" svg:y1="13.564cm" svg:x2="45.22cm" svg:y2="14.224cm">
              <text:p/>
            </draw:line>
          </draw:g>
          <draw:g>
            <draw:line draw:style-name="gr9" draw:text-style-name="P2" draw:layer="layout" svg:x1="43.012cm" svg:y1="11.469cm" svg:x2="46.6cm" svg:y2="13.374cm">
              <text:p/>
            </draw:line>
            <draw:line draw:style-name="gr9" draw:text-style-name="P2" draw:layer="layout" svg:x1="43.729cm" svg:y1="11.85cm" svg:x2="43.315cm" svg:y2="11.19cm">
              <text:p/>
            </draw:line>
            <draw:line draw:style-name="gr9" draw:text-style-name="P2" draw:layer="layout" svg:x1="43.73cm" svg:y1="11.85cm" svg:x2="42.901cm" svg:y2="11.85cm">
              <text:p/>
            </draw:line>
            <draw:line draw:style-name="gr9" draw:text-style-name="P2" draw:layer="layout" svg:x1="45.882cm" svg:y1="12.993cm" svg:x2="46.296cm" svg:y2="13.653cm">
              <text:p/>
            </draw:line>
            <draw:line draw:style-name="gr9" draw:text-style-name="P2" draw:layer="layout" svg:x1="45.882cm" svg:y1="12.993cm" svg:x2="46.711cm" svg:y2="12.993cm">
              <text:p/>
            </draw:line>
          </draw:g>
          <draw:g>
            <draw:line draw:style-name="gr9" draw:text-style-name="P2" draw:layer="layout" svg:x1="43.012cm" svg:y1="13.374cm" svg:x2="46.6cm" svg:y2="11.469cm">
              <text:p/>
            </draw:line>
            <draw:line draw:style-name="gr9" draw:text-style-name="P2" draw:layer="layout" svg:x1="43.73cm" svg:y1="12.993cm" svg:x2="42.901cm" svg:y2="12.993cm">
              <text:p/>
            </draw:line>
            <draw:line draw:style-name="gr9" draw:text-style-name="P2" draw:layer="layout" svg:x1="43.73cm" svg:y1="12.993cm" svg:x2="43.316cm" svg:y2="13.653cm">
              <text:p/>
            </draw:line>
            <draw:line draw:style-name="gr9" draw:text-style-name="P2" draw:layer="layout" svg:x1="45.883cm" svg:y1="11.85cm" svg:x2="46.712cm" svg:y2="11.85cm">
              <text:p/>
            </draw:line>
            <draw:line draw:style-name="gr9" draw:text-style-name="P2" draw:layer="layout" svg:x1="45.883cm" svg:y1="11.85cm" svg:x2="46.297cm" svg:y2="11.19cm">
              <text:p/>
            </draw:line>
          </draw:g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6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8cm" fo:margin-bottom="0cm" fo:text-indent="0cm"/>
      <style:text-properties fo:font-size="102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93cm" fo:margin-bottom="0cm" fo:text-indent="0cm"/>
      <style:text-properties fo:font-size="87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8cm" fo:margin-bottom="0cm" fo:text-indent="0cm"/>
      <style:text-properties fo:font-size="7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0.3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6cm" svg:x="5.096cm" svg:y="3.28cm" presentation:class="title" presentation:placeholder="true">
        <draw:text-box/>
      </draw:frame>
      <draw:frame presentation:style-name="Default-outline1" draw:layer="backgroundobjects" svg:width="73.902cm" svg:height="33.305cm" svg:x="5.096cm" svg:y="14.427cm" presentation:class="outline" presentation:placeholder="true">
        <draw:text-box/>
      </draw:frame>
      <draw:frame presentation:style-name="Mpr1" draw:text-style-name="MP2" draw:layer="backgroundobjects" svg:width="19.131cm" svg:height="3.956cm" svg:x="5.096cm" svg:y="53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3.956cm" svg:x="29.074cm" svg:y="53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31cm" svg:height="3.956cm" svg:x="59.868cm" svg:y="53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7T11:07:01.970063918</meta:creation-date>
    <dc:date>2022-12-18T10:47:31.408664966</dc:date>
    <meta:editing-duration>PT51M3S</meta:editing-duration>
    <meta:editing-cycles>2</meta:editing-cycles>
    <meta:generator>LibreOffice/7.3.7.2$Linux_X86_64 LibreOffice_project/30$Build-2</meta:generator>
    <meta:document-statistic meta:object-count="81"/>
  </office:meta>
</office:document-meta>
</file>